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P1" style:family="paragraph" style:parent-style-name="Standard">
      <style:text-properties fo:font-weight="bold" officeooo:rsid="001a73bb" officeooo:paragraph-rsid="001a73bb" style:font-weight-asian="bold" style:font-weight-complex="bold"/>
    </style:style>
    <style:style style:name="P2" style:family="paragraph" style:parent-style-name="Standard">
      <style:paragraph-properties fo:margin-left="0cm" fo:margin-right="0cm" fo:text-indent="0cm" style:auto-text-indent="false"/>
      <style:text-properties fo:font-weight="bold" officeooo:rsid="001a73bb" officeooo:paragraph-rsid="001a73bb" style:font-weight-asian="bold" style:font-weight-complex="bold"/>
    </style:style>
    <style:style style:name="P3" style:family="paragraph" style:parent-style-name="Standard">
      <style:paragraph-properties fo:margin-left="0cm" fo:margin-right="0cm" fo:text-indent="0cm" style:auto-text-indent="false"/>
      <style:text-properties fo:font-weight="bold" officeooo:rsid="001b6654" officeooo:paragraph-rsid="001b6654" style:font-weight-asian="bold" style:font-weight-complex="bold"/>
    </style:style>
    <style:style style:name="P4" style:family="paragraph" style:parent-style-name="Standard">
      <style:paragraph-properties fo:margin-left="0cm" fo:margin-right="0cm" fo:text-indent="0cm" style:auto-text-indent="false"/>
      <style:text-properties fo:font-weight="normal" officeooo:rsid="001b6654" officeooo:paragraph-rsid="001b6654" style:font-weight-asian="normal" style:font-weight-complex="normal"/>
    </style:style>
    <style:style style:name="P5" style:family="paragraph" style:parent-style-name="Standard">
      <style:paragraph-properties fo:margin-left="0cm" fo:margin-right="0cm" fo:text-indent="0cm" style:auto-text-indent="false"/>
      <style:text-properties fo:font-weight="normal" officeooo:rsid="001c8975" officeooo:paragraph-rsid="001c8975" style:font-weight-asian="normal" style:font-weight-complex="normal"/>
    </style:style>
    <style:style style:name="P6" style:family="paragraph" style:parent-style-name="Standard">
      <style:paragraph-properties fo:margin-left="0.953cm" fo:margin-right="0cm" fo:line-height="150%" fo:text-indent="-0.953cm" style:auto-text-indent="false" fo:keep-with-next="always" style:text-autospace="none"/>
      <style:text-properties officeooo:paragraph-rsid="001a73bb"/>
    </style:style>
    <style:style style:name="P7" style:family="paragraph" style:parent-style-name="Standard">
      <style:paragraph-properties fo:margin-left="0.953cm" fo:margin-right="0cm" fo:line-height="150%" fo:text-indent="-0.953cm" style:auto-text-indent="false" style:text-autospace="none"/>
      <style:text-properties officeooo:paragraph-rsid="001a73bb"/>
    </style:style>
    <style:style style:name="P8" style:family="paragraph" style:parent-style-name="Table_20_Title">
      <style:paragraph-properties fo:keep-with-next="always"/>
      <style:text-properties officeooo:paragraph-rsid="001a73bb"/>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Symbol" style:font-name-asian="Symbol" style:font-name-complex="Symbo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2a60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2:</text:p>
      <text:p text:style-name="P1"/>
      <text:p text:style-name="P1"><text:span text:style-name="T1">2. <text:s/>Apply the simple BCNF procedure to define BCNF</text:span><text:alphabetical-index-mark text:string-value="BCNF"/><text:span text:style-name="T1"> tables using the FD list Table 2. Show the result of each step in your analysis. For the final result, you should show the tables, columns, primary key of each table, foreign keys, and unique constraints. You do not need to provide CREATE TABLE statements.</text:span></text:p>
      <text:p text:style-name="P1"><text:span text:style-name="T1"/></text:p>
      <text:p text:style-name="P8">Table 2: FDs for the Big Patient Table</text:p>
      <table:table table:name="Table2" table:style-name="Table2">
        <table:table-column table:style-name="Table2.A"/>
        <table:table-row table:style-name="Table2.1">
          <table:table-cell table:style-name="Table2.A1" office:value-type="string">
            <text:p text:style-name="P6">PatNo <text:span text:style-name="T3"></text:span> <text:s/>PatAge</text:p>
          </table:table-cell>
        </table:table-row>
        <table:table-row table:style-name="Table2.1">
          <table:table-cell table:style-name="Table2.A2" office:value-type="string">
            <text:p text:style-name="P6">PatZip9 <text:span text:style-name="T3"></text:span> <text:s/>PatCity</text:p>
          </table:table-cell>
        </table:table-row>
        <table:table-row table:style-name="Table2.1">
          <table:table-cell table:style-name="Table2.A2" office:value-type="string">
            <text:p text:style-name="P6">VisitNo <text:s/><text:span text:style-name="T3"></text:span> <text:s/>VisitDate </text:p>
            <text:p text:style-name="P6">PatNo <text:span text:style-name="T3"></text:span> <text:s/>PatZip9 </text:p>
            <text:p text:style-name="P6">ProvNo <text:span text:style-name="T3"></text:span> <text:s/>ProvSpecialty</text:p>
          </table:table-cell>
        </table:table-row>
        <table:table-row table:style-name="Table2.1">
          <table:table-cell table:style-name="Table2.A2" office:value-type="string">
            <text:p text:style-name="P6">VisitNo <text:s/><text:span text:style-name="T3"></text:span> <text:s/>PatNo</text:p>
          </table:table-cell>
        </table:table-row>
        <table:table-row table:style-name="Table2.1">
          <table:table-cell table:style-name="Table2.A5" office:value-type="string">
            <text:p text:style-name="P7">VisitNo, ProvNo <text:span text:style-name="T3"></text:span> <text:s/>Diagnosis</text:p>
            <text:p text:style-name="P7">ProvNo <text:span text:style-name="T3"></text:span> ProvEmail</text:p>
            <text:p text:style-name="P7">ProvEmail <text:span text:style-name="T3"></text:span> ProvNo</text:p>
          </table:table-cell>
        </table:table-row>
      </table:table>
      <text:p text:style-name="P2"><text:span text:style-name="T1"/></text:p>
      <text:p text:style-name="P2"><text:span text:style-name="T1"/></text:p>
      <text:p text:style-name="P2"><text:span text:style-name="T1"/></text:p>
      <text:p text:style-name="P2"><text:span text:style-name="T1"/></text:p>
      <text:p text:style-name="P2">solution: </text:p>
      <text:p text:style-name="P2"/>
      <text:p text:style-name="P4">List of FD’s:</text:p>
      <text:p text:style-name="P4"><text:tab/><text:tab/>PatNo---&gt; PatAge,PatZip9</text:p>
      <text:p text:style-name="P4"><text:tab/><text:tab/>PatZip9---&gt; PatCity</text:p>
      <text:p text:style-name="P4"><text:tab/><text:tab/>VisitNo---&gt; VisitDate,PatNo</text:p>
      <text:p text:style-name="P4"><text:tab/><text:tab/>ProvNo---&gt; ProvSpecialty,ProvEmail</text:p>
      <text:p text:style-name="P4"><text:tab/><text:tab/>ProvNo,VisitNo---&gt;Diagnosis</text:p>
      <text:p text:style-name="P4"/>
      <text:p text:style-name="P4"/>
      <text:p text:style-name="P3">BCNF<text:span text:style-name="T1"> </text:span>tables:</text:p>
      <text:p text:style-name="P3"/>
      <text:p text:style-name="P4">patientTable(<text:span text:style-name="T5">PatNo</text:span>,PatAge,<text:span text:style-name="T6">PatZip</text:span>)</text:p>
      <text:p text:style-name="P4"><text:tab/>foreign key (<text:span text:style-name="T6">PatZip)</text:span> references patientAddressTable</text:p>
      <text:p text:style-name="P4"/>
      <text:p text:style-name="P4">patientAddressTable(<text:span text:style-name="T6">PatZip</text:span>,PatCity)</text:p>
      <text:p text:style-name="P4"/>
      <text:p text:style-name="P4">patientVisitTable(<text:span text:style-name="T5">VisitNo</text:span>,<text:span text:style-name="T6">PatNo</text:span>,VisitDate)</text:p>
      <text:p text:style-name="P4"><text:tab/>foreign key(<text:span text:style-name="T6">PatNo</text:span>) references patientTable</text:p>
      <text:p text:style-name="P4"/>
      <text:p text:style-name="P4"/>
      <text:p text:style-name="P4">provTable(<text:span text:style-name="T5">ProvNo</text:span>,ProvEmail,ProvSpecialty)</text:p>
      <text:p text:style-name="P4"/>
      <text:p text:style-name="P4">diagnosisTable(<text:span text:style-name="T5">ProvNo</text:span>,<text:span text:style-name="T5">VisitNo</text:span>,diagnosis)</text:p>
      <text:p text:style-name="P5">foreign key(<text:span text:style-name="T6">provNo</text:span>) references provTable</text:p>
      <text:p text:style-name="P5">foreign key (<text:span text:style-name="T6">VisitNo</text:span>) references patientVisitTable</text:p>
      <text:p text:style-name="P5"><text:soft-page-break/></text:p>
      <text:p text:style-name="P4"/>
      <text:p text:style-name="P4"/>
      <text:p text:style-name="P4"><text:tab/><text:tab/></text:p>
      <text:p text:style-name="P4"><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17:59:31.721282232</meta:creation-date>
    <dc:date>2021-07-28T18:34:21.993483615</dc:date>
    <meta:editing-duration>PT12M59S</meta:editing-duration>
    <meta:editing-cycles>1</meta:editing-cycles>
    <meta:document-statistic meta:table-count="1" meta:image-count="0" meta:object-count="0" meta:page-count="2" meta:paragraph-count="31" meta:word-count="135" meta:character-count="1087" meta:non-whitespace-character-count="957"/>
    <meta:generator>LibreOffice/6.4.7.2$Linux_X86_64 LibreOffice_project/40$Build-2</meta:generator>
  </office:meta>
</office:document-meta>
</file>